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1a072d" officeooo:paragraph-rsid="001a072d"/>
    </style:style>
    <style:style style:name="P2" style:family="paragraph" style:parent-style-name="Standard">
      <style:text-properties style:font-name="FreeMono" officeooo:rsid="001a7f3e" officeooo:paragraph-rsid="001a7f3e"/>
    </style:style>
    <style:style style:name="P3" style:family="paragraph" style:parent-style-name="Standard">
      <style:text-properties style:font-name="FreeMono" fo:font-weight="bold" officeooo:rsid="001a7f3e" officeooo:paragraph-rsid="001a7f3e" style:font-weight-asian="bold" style:font-weight-complex="bold"/>
    </style:style>
    <style:style style:name="P4" style:family="paragraph" style:parent-style-name="Standard">
      <style:text-properties style:font-name="FreeMono" fo:font-weight="bold" officeooo:rsid="0022141d" officeooo:paragraph-rsid="0022141d" style:font-weight-asian="bold" style:font-weight-complex="bold"/>
    </style:style>
    <style:style style:name="P5" style:family="paragraph" style:parent-style-name="Standard">
      <style:text-properties style:font-name="FreeMono" officeooo:rsid="001afb6d" officeooo:paragraph-rsid="001afb6d"/>
    </style:style>
    <style:style style:name="P6" style:family="paragraph" style:parent-style-name="Standard">
      <style:text-properties style:font-name="FreeMono" officeooo:rsid="001c2048" officeooo:paragraph-rsid="001c2048"/>
    </style:style>
    <style:style style:name="P7" style:family="paragraph" style:parent-style-name="Standard">
      <style:text-properties style:font-name="FreeMono" officeooo:rsid="001ddc2d" officeooo:paragraph-rsid="001ddc2d"/>
    </style:style>
    <style:style style:name="P8" style:family="paragraph" style:parent-style-name="Standard">
      <style:text-properties style:font-name="FreeMono" officeooo:rsid="0022141d" officeooo:paragraph-rsid="0022141d"/>
    </style:style>
    <style:style style:name="T1" style:family="text">
      <style:text-properties officeooo:rsid="001e4b9a"/>
    </style:style>
    <style:style style:name="T2" style:family="text">
      <style:text-properties officeooo:rsid="001ea0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1">CPE 448</text:p>
      <text:p text:style-name="P1">Project 1</text:p>
      <text:p text:style-name="P1"/>
      <text:p text:style-name="P3">Part 1</text:p>
      <text:p text:style-name="P2"/>
      <text:p text:style-name="P2">Changes required for client32:</text:p>
      <text:p text:style-name="P2">- None needed</text:p>
      <text:p text:style-name="P2"/>
      <text:p text:style-name="P2">Changes required for server32:</text:p>
      <text:p text:style-name="P2">- Restructured receiving while loop such that incoming messages are only printed once.</text:p>
      <text:p text:style-name="P2"/>
      <text:p text:style-name="P5">Ten clients, MAX_PENDING=5:</text:p>
      <text:p text:style-name="P6">Only the first client's text appears on the server output. The ten other clients send a message <text:span text:style-name="T1">without error</text:span>, exit, and their output doesn't appear until the first client exits <text:span text:style-name="T2">and frees up the connection</text:span>.</text:p>
      <text:p text:style-name="P6"/>
      <text:p text:style-name="P6">Ten clients, MAX_PENDING=1:</text:p>
      <text:p text:style-name="P7">After closing the first client, the backgrounded messages appear more slowly. From the description of listen()'s man page, I'm surprised at this behavior, as I would expect the backlog would be either 5 or 1 and that extra connections past that would be dropped.</text:p>
      <text:p text:style-name="P7"/>
      <text:p text:style-name="P4">Part 2</text:p>
      <text:p text:style-name="P8"/>
      <text:p text:style-name="P8">C source code in client33.c and server33.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10:30:56.506031425</meta:creation-date>
    <dc:date>2016-02-03T11:39:07.986908647</dc:date>
    <meta:editing-duration>PT52M58S</meta:editing-duration>
    <meta:editing-cycles>8</meta:editing-cycles>
    <meta:generator>LibreOffice/5.0.4.2$Linux_X86_64 LibreOffice_project/00m0$Build-2</meta:generator>
    <meta:document-statistic meta:table-count="0" meta:image-count="0" meta:object-count="0" meta:page-count="1" meta:paragraph-count="14" meta:word-count="126" meta:character-count="767" meta:non-whitespace-character-count="655"/>
  </office:meta>
</office:document-meta>
</file>